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/>
      <style:text-properties officeooo:paragraph-rsid="000058e0"/>
    </style:style>
    <style:style style:name="P3" style:family="paragraph" style:parent-style-name="Standard">
      <style:paragraph-properties fo:line-height="150%" fo:text-align="center" style:justify-single-word="false"/>
      <style:text-properties officeooo:paragraph-rsid="00006481"/>
    </style:style>
    <style:style style:name="P4" style:family="paragraph" style:parent-style-name="Standard">
      <style:paragraph-properties fo:line-height="150%" fo:text-align="center" style:justify-single-word="false"/>
      <style:text-properties officeooo:rsid="000058e0" officeooo:paragraph-rsid="000058e0"/>
    </style:style>
    <style:style style:name="P5" style:family="paragraph" style:parent-style-name="Standard">
      <style:paragraph-properties fo:line-height="150%" fo:text-align="center" style:justify-single-word="false"/>
      <style:text-properties officeooo:rsid="000058e0" officeooo:paragraph-rsid="00006481"/>
    </style:style>
    <style:style style:name="P6" style:family="paragraph" style:parent-style-name="Standard">
      <style:paragraph-properties fo:line-height="150%" fo:text-align="center" style:justify-single-word="false"/>
      <style:text-properties fo:font-size="16pt" fo:font-weight="bold" officeooo:rsid="00006481" officeooo:paragraph-rsid="00006481" style:font-size-asian="16pt" style:font-weight-asian="bold" style:font-size-complex="16pt" style:font-weight-complex="bold"/>
    </style:style>
    <style:style style:name="P7" style:family="paragraph" style:parent-style-name="Standard">
      <style:paragraph-properties fo:line-height="150%" fo:text-align="center" style:justify-single-word="false"/>
      <style:text-properties officeooo:rsid="00006481" officeooo:paragraph-rsid="00006481"/>
    </style:style>
    <style:style style:name="P8" style:family="paragraph" style:parent-style-name="Standard">
      <style:paragraph-properties fo:line-height="150%" fo:text-align="end" style:justify-single-word="false"/>
      <style:text-properties officeooo:rsid="00006481" officeooo:paragraph-rsid="00006481"/>
    </style:style>
    <style:style style:name="T1" style:family="text">
      <style:text-properties officeooo:rsid="000058e0"/>
    </style:style>
    <style:style style:name="T2" style:family="text">
      <style:text-properties officeooo:rsid="0000648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légio Estadual Padre José Anchieta</text:p>
      <text:p text:style-name="P1">Técnico em Desenvolvimento de Sistemas</text:p>
      <text:p text:style-name="P1"/>
      <text:p text:style-name="P2"><text:span text:style-name="T1">Ana Beatriz de Pontes</text:span></text:p>
      <text:p text:style-name="P4">João Pedro <text:span text:style-name="T2">Nolasco</text:span></text:p>
      <text:p text:style-name="P4">José Willian Pereira</text:p>
      <text:p text:style-name="P4">Vinicius Marques Caminski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FETCAN Formulário de avaliação</text:p>
      <text:p text:style-name="P7">Formulário avaliativo para FETCAN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Jaguariaíva-PR</text:p>
      <text:p text:style-name="P1">2025</text:p>
      <text:p text:style-name="P3"><text:soft-page-break/>Colégio Estadual Padre José Anchieta</text:p>
      <text:p text:style-name="P3">Técnico em Desenvolvimento de Sistemas</text:p>
      <text:p text:style-name="P3"/>
      <text:p text:style-name="P3"><text:span text:style-name="T1">Ana Beatriz de Pontes</text:span></text:p>
      <text:p text:style-name="P5">João Pedro <text:span text:style-name="T2">Nolasco</text:span></text:p>
      <text:p text:style-name="P5">José Willian Pereira</text:p>
      <text:p text:style-name="P5">Vinicius Marques Caminski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FETCAN Formulário de avaliação</text:p>
      <text:p text:style-name="P7">Formulário avaliativo para FETCAN</text:p>
      <text:p text:style-name="P7"/>
      <text:p text:style-name="P8">Trabalho escolar apresentado ao Colégio Estadual</text:p>
      <text:p text:style-name="P8">Padre José de Anchieta como parte da avaliação do</text:p>
      <text:p text:style-name="P8">[nome do trimestre, ex: primeiro trimestre letivo] no</text:p>
      <text:p text:style-name="P8">curso Técnico em Desenvolvimento de Sistemas</text:p>
      <text:p text:style-name="P8">Integrado. Elaborado sob orientação do(a)</text:p>
      <text:p text:style-name="P8">professor(a) [Nome do Professor].</text:p>
      <text:p text:style-name="P7"/>
      <text:p text:style-name="P7"/>
      <text:p text:style-name="P7"/>
      <text:p text:style-name="P7"/>
      <text:p text:style-name="P7"/>
      <text:p text:style-name="P7"/>
      <text:p text:style-name="P7">Jaguariaíva-PR</text:p>
      <text:p text:style-name="P7">2025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5T21:27:09.125183808</meta:creation-date>
    <dc:date>2025-05-15T21:43:57.026615673</dc:date>
    <meta:editing-duration>PT6M28S</meta:editing-duration>
    <meta:editing-cycles>1</meta:editing-cycles>
    <meta:document-statistic meta:table-count="0" meta:image-count="0" meta:object-count="0" meta:page-count="2" meta:paragraph-count="26" meta:word-count="104" meta:character-count="746" meta:non-whitespace-character-count="668"/>
    <meta:generator>LibreOffice/24.2.7.2$Linux_X86_64 LibreOffice_project/420$Build-2</meta:generator>
  </office:meta>
</office:document-meta>
</file>